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" svg:font-family="'DejaVu Sans'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8.67mm"/>
    </style:style>
    <style:style style:name="co2" style:family="table-column">
      <style:table-column-properties fo:break-before="auto" style:column-width="44.77mm"/>
    </style:style>
    <style:style style:name="co3" style:family="table-column">
      <style:table-column-properties fo:break-before="auto" style:column-width="44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GR2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AGR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ANGEL1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ANGEL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ATF1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BTD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CDH3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DIO3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DIO3OS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FLJ 43681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HSPA8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HYAL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LINC00687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LOC101927881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NDUFB8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LOC442497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LRRC74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LOC341056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MIR431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MIR6872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MYF6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MCEMP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NHEG1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NPBWR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OPRL1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PCP2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RETN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RPS6KC1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SEC31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SEMA3B-AS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SLC35D3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STXBP2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TFDP2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TMEM225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WNT8B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TUSC2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TSNAXIP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ZNF596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peed of Processing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00077" calcext:value-type="float">
            <text:p>0.00077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ABCB1</text:p>
          </table:table-cell>
          <table:table-cell office:value-type="float" office:value="0.00076" calcext:value-type="float">
            <text:p>0.00076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ACTR3</text:p>
          </table:table-cell>
          <table:table-cell office:value-type="float" office:value="0.00092" calcext:value-type="float">
            <text:p>0.00092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C16orf86</text:p>
          </table:table-cell>
          <table:table-cell office:value-type="float" office:value="0.00077" calcext:value-type="float">
            <text:p>0.00077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C19orf48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CBWD6</text:p>
          </table:table-cell>
          <table:table-cell office:value-type="float" office:value="0.00074" calcext:value-type="float">
            <text:p>0.00074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CEBPA</text:p>
          </table:table-cell>
          <table:table-cell office:value-type="float" office:value="0.00084" calcext:value-type="float">
            <text:p>0.00084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CEBPA-AS1</text:p>
          </table:table-cell>
          <table:table-cell office:value-type="float" office:value="0.00065" calcext:value-type="float">
            <text:p>0.00065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ENKD1</text:p>
          </table:table-cell>
          <table:table-cell office:value-type="float" office:value="0.00077" calcext:value-type="float">
            <text:p>0.00077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EVPLL</text:p>
          </table:table-cell>
          <table:table-cell office:value-type="float" office:value="0.00063" calcext:value-type="float">
            <text:p>0.00063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FKBP9</text:p>
          </table:table-cell>
          <table:table-cell office:value-type="float" office:value="0.00086" calcext:value-type="float">
            <text:p>0.00086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FOXD4L6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HSPA8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HAX1</text:p>
          </table:table-cell>
          <table:table-cell office:value-type="float" office:value="0.00059" calcext:value-type="float">
            <text:p>0.00059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table:style-name="ce1" office:value-type="string" calcext:value-type="string">
            <text:p>KLK1</text:p>
          </table:table-cell>
          <table:table-cell table:style-name="ce2" office:value-type="float" office:value="0.00000438" calcext:value-type="float">
            <text:p>4.38E-06</text:p>
          </table:table-cell>
          <table:table-cell table:style-name="ce1" office:value-type="string" calcext:value-type="string">
            <text:p>Attention/Vigilance</text:p>
          </table:table-cell>
        </table:table-row>
        <table:table-row table:style-name="ro1">
          <table:table-cell table:style-name="ce1" office:value-type="string" calcext:value-type="string">
            <text:p>KLK15</text:p>
          </table:table-cell>
          <table:table-cell table:style-name="ce2" office:value-type="float" office:value="0.00000301" calcext:value-type="float">
            <text:p>3.01E-06</text:p>
          </table:table-cell>
          <table:table-cell table:style-name="ce1" office:value-type="string" calcext:value-type="string">
            <text:p>Attention/Vigilance</text:p>
          </table:table-cell>
        </table:table-row>
        <table:table-row table:style-name="ro1">
          <table:table-cell table:style-name="ce1" office:value-type="string" calcext:value-type="string">
            <text:p>KLK3</text:p>
          </table:table-cell>
          <table:table-cell table:style-name="ce2" office:value-type="float" office:value="0.00000166" calcext:value-type="float">
            <text:p>1.66E-06</text:p>
          </table:table-cell>
          <table:table-cell table:style-name="ce1" office:value-type="string" calcext:value-type="string">
            <text:p>Attention/Vigilance</text:p>
          </table:table-cell>
        </table:table-row>
        <table:table-row table:style-name="ro1">
          <table:table-cell table:style-name="ce1" office:value-type="string" calcext:value-type="string">
            <text:p>KLK2</text:p>
          </table:table-cell>
          <table:table-cell table:style-name="ce2" office:value-type="float" office:value="0.00000307" calcext:value-type="float">
            <text:p>3.07E-06</text:p>
          </table:table-cell>
          <table:table-cell table:style-name="ce1" office:value-type="string" calcext:value-type="string">
            <text:p>Attention/Vigilance</text:p>
          </table:table-cell>
        </table:table-row>
        <table:table-row table:style-name="ro1">
          <table:table-cell table:style-name="ce1" office:value-type="string" calcext:value-type="string">
            <text:p>KLKP1</text:p>
          </table:table-cell>
          <table:table-cell table:style-name="ce2" office:value-type="float" office:value="0.00000688" calcext:value-type="float">
            <text:p>6.88E-06</text:p>
          </table:table-cell>
          <table:table-cell table:style-name="ce1"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LOC341056</text:p>
          </table:table-cell>
          <table:table-cell office:value-type="float" office:value="0.00082" calcext:value-type="float">
            <text:p>0.00082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LARS2-AS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LINC01210</text:p>
          </table:table-cell>
          <table:table-cell office:value-type="float" office:value="0.00066" calcext:value-type="float">
            <text:p>0.00066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LOC100499194</text:p>
          </table:table-cell>
          <table:table-cell office:value-type="float" office:value="0.00031" calcext:value-type="float">
            <text:p>0.00031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LAMA4</text:p>
          </table:table-cell>
          <table:table-cell office:value-type="float" office:value="0.00056" calcext:value-type="float">
            <text:p>0.00056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LOC440896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MGC45922</text:p>
          </table:table-cell>
          <table:table-cell table:style-name="ce3" office:value-type="float" office:value="0.00000875" calcext:value-type="float">
            <text:p>8.75E-06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PARD6A</text:p>
          </table:table-cell>
          <table:table-cell office:value-type="float" office:value="0.00077" calcext:value-type="float">
            <text:p>0.00077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5AR1</text:p>
          </table:table-cell>
          <table:table-cell office:value-type="float" office:value="0.00052" calcext:value-type="float">
            <text:p>0.00052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5M11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5M3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RUNDC3B</text:p>
          </table:table-cell>
          <table:table-cell office:value-type="float" office:value="0.00057" calcext:value-type="float">
            <text:p>0.00057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5M9</text:p>
          </table:table-cell>
          <table:table-cell office:value-type="float" office:value="0.00082" calcext:value-type="float">
            <text:p>0.00082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9G1</text:p>
          </table:table-cell>
          <table:table-cell office:value-type="float" office:value="0.00084" calcext:value-type="float">
            <text:p>0.00084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9G9</text:p>
          </table:table-cell>
          <table:table-cell office:value-type="float" office:value="0.00084" calcext:value-type="float">
            <text:p>0.00084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MIR6778</text:p>
          </table:table-cell>
          <table:table-cell office:value-type="float" office:value="0.00097" calcext:value-type="float">
            <text:p>0.00097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PGM5P2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OR5M8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SNORD88C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SOX14</text:p>
          </table:table-cell>
          <table:table-cell office:value-type="float" office:value="0.00086" calcext:value-type="float">
            <text:p>0.00086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TOP3A</text:p>
          </table:table-cell>
          <table:table-cell office:value-type="float" office:value="0.00084" calcext:value-type="float">
            <text:p>0.00084</text:p>
          </table:table-cell>
          <table:table-cell office:value-type="string" calcext:value-type="string">
            <text:p>Attention/Vigilance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BRF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C5orf22</text:p>
          </table:table-cell>
          <table:table-cell table:style-name="ce3" office:value-type="float" office:value="0.0000231" calcext:value-type="float">
            <text:p>2.31E-0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C16orf86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CCDC42B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CTCF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DDX54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E2F2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ENKD1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FAM102A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GPR124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GFOD2</text:p>
          </table:table-cell>
          <table:table-cell office:value-type="float" office:value="0.00025" calcext:value-type="float">
            <text:p>0.0002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IQCD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IRF4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KLK1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KLK15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KLK3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LOC100506178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LOC401320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MIR6762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MIR7106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MPZ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table:style-name="ce1" office:value-type="string" calcext:value-type="string">
            <text:p>NEUROD6</text:p>
          </table:table-cell>
          <table:table-cell table:style-name="ce2" office:value-type="float" office:value="0.0000334" calcext:value-type="float">
            <text:p>3.34E-0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R3HCC1L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PPM1B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float" office:value="0.00013" calcext:value-type="float">
            <text:p>0.00013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PARD6A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RASAL1</text:p>
          </table:table-cell>
          <table:table-cell office:value-type="float" office:value="0.00026" calcext:value-type="float">
            <text:p>0.00026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RNU6-83P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RLTPR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RUNDC3B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SDHC</text:p>
          </table:table-cell>
          <table:table-cell office:value-type="float" office:value="0.00038" calcext:value-type="float">
            <text:p>0.00038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SLC25A40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SPRR2B</text:p>
          </table:table-cell>
          <table:table-cell office:value-type="float" office:value="0.00047" calcext:value-type="float">
            <text:p>0.00047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SPRR2E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SPRR2F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THAP11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TPCN1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TSNAXIP1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ZNF596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WorkingMemory</text:p>
          </table:table-cell>
        </table:table-row>
        <table:table-row table:style-name="ro1">
          <table:table-cell office:value-type="string" calcext:value-type="string">
            <text:p>C10orf25</text:p>
          </table:table-cell>
          <table:table-cell office:value-type="float" office:value="0.00095" calcext:value-type="float">
            <text:p>0.0009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DTYMK</text:p>
          </table:table-cell>
          <table:table-cell office:value-type="float" office:value="0.00057" calcext:value-type="float">
            <text:p>0.00057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FAM200B</text:p>
          </table:table-cell>
          <table:table-cell office:value-type="float" office:value="0.00092" calcext:value-type="float">
            <text:p>0.00092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GCSAML</text:p>
          </table:table-cell>
          <table:table-cell office:value-type="float" office:value="0.00097" calcext:value-type="float">
            <text:p>0.00097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OXD-AS1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OXD-AS2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OXD1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OXD3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OXD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OXD8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HSPA13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0.00034" calcext:value-type="float">
            <text:p>0.00034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LDHA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LDHC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LOC101928869</text:p>
          </table:table-cell>
          <table:table-cell office:value-type="float" office:value="0.00052" calcext:value-type="float">
            <text:p>0.00052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LOC102800310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MATR3</text:p>
          </table:table-cell>
          <table:table-cell office:value-type="float" office:value="0.00025" calcext:value-type="float">
            <text:p>0.0002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MIR10B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MIR1228</text:p>
          </table:table-cell>
          <table:table-cell office:value-type="float" office:value="0.00093" calcext:value-type="float">
            <text:p>0.00093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MIR4781</text:p>
          </table:table-cell>
          <table:table-cell office:value-type="float" office:value="0.00062" calcext:value-type="float">
            <text:p>0.00062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MZB1</text:p>
          </table:table-cell>
          <table:table-cell office:value-type="float" office:value="0.00088" calcext:value-type="float">
            <text:p>0.00088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NDUFA4L2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NOMO3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NXPH4</text:p>
          </table:table-cell>
          <table:table-cell office:value-type="float" office:value="0.00073" calcext:value-type="float">
            <text:p>0.00073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OR10S1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OR2G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OR4D5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OR6T1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OR8D4</text:p>
          </table:table-cell>
          <table:table-cell office:value-type="float" office:value="0.00026" calcext:value-type="float">
            <text:p>0.00026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PAIP2</text:p>
          </table:table-cell>
          <table:table-cell office:value-type="float" office:value="0.00095" calcext:value-type="float">
            <text:p>0.0009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RPF2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SHMT2</text:p>
          </table:table-cell>
          <table:table-cell office:value-type="float" office:value="0.00062" calcext:value-type="float">
            <text:p>0.00062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SLC23A1</text:p>
          </table:table-cell>
          <table:table-cell office:value-type="float" office:value="0.00077" calcext:value-type="float">
            <text:p>0.00077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SNHG4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TMEM225</text:p>
          </table:table-cell>
          <table:table-cell office:value-type="float" office:value="0.00055" calcext:value-type="float">
            <text:p>0.00055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SPRN</text:p>
          </table:table-cell>
          <table:table-cell office:value-type="float" office:value="0.00088" calcext:value-type="float">
            <text:p>0.00088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STAC3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SNORA74A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TMEM59</text:p>
          </table:table-cell>
          <table:table-cell office:value-type="float" office:value="0.00082" calcext:value-type="float">
            <text:p>0.00082</text:p>
          </table:table-cell>
          <table:table-cell office:value-type="string" calcext:value-type="string">
            <text:p>Verbal Memory</text:p>
          </table:table-cell>
        </table:table-row>
        <table:table-row table:style-name="ro1">
          <table:table-cell office:value-type="string" calcext:value-type="string">
            <text:p>ADH1A</text:p>
          </table:table-cell>
          <table:table-cell office:value-type="float" office:value="0.00115" calcext:value-type="float">
            <text:p>0.0011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AGAP11</text:p>
          </table:table-cell>
          <table:table-cell office:value-type="float" office:value="0.00109" calcext:value-type="float">
            <text:p>0.00109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ALOX12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ARL6</text:p>
          </table:table-cell>
          <table:table-cell office:value-type="float" office:value="0.00064" calcext:value-type="float">
            <text:p>0.00064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C17orf49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CAMK2N2</text:p>
          </table:table-cell>
          <table:table-cell office:value-type="float" office:value="0.00064" calcext:value-type="float">
            <text:p>0.00064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COL28A1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DACT2</text:p>
          </table:table-cell>
          <table:table-cell table:style-name="ce3" office:value-type="float" office:value="0.0000589" calcext:value-type="float">
            <text:p>5.89E-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DDOST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DNALI1</text:p>
          </table:table-cell>
          <table:table-cell table:style-name="ce3" office:value-type="float" office:value="0.0000988" calcext:value-type="float">
            <text:p>9.88E-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ECE2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FAM25A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float" office:value="0.00123" calcext:value-type="float">
            <text:p>0.00123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GNL2</text:p>
          </table:table-cell>
          <table:table-cell office:value-type="float" office:value="0.00043" calcext:value-type="float">
            <text:p>0.00043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LOC101927780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LINC00656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LOC101928035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LINC00458</text:p>
          </table:table-cell>
          <table:table-cell table:style-name="ce3" office:value-type="float" office:value="0.0000416" calcext:value-type="float">
            <text:p>4.16E-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LOC100506713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LOC101929420</text:p>
          </table:table-cell>
          <table:table-cell table:style-name="ce3" office:value-type="float" office:value="0.00000404" calcext:value-type="float">
            <text:p>4.04E-06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MIR1470</text:p>
          </table:table-cell>
          <table:table-cell office:value-type="float" office:value="0.00024" calcext:value-type="float">
            <text:p>0.00024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MIR195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MIR497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MIR497HG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PPM1B</text:p>
          </table:table-cell>
          <table:table-cell office:value-type="float" office:value="0.00024" calcext:value-type="float">
            <text:p>0.00024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PAQR9</text:p>
          </table:table-cell>
          <table:table-cell office:value-type="float" office:value="0.00073" calcext:value-type="float">
            <text:p>0.00073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MN1</text:p>
          </table:table-cell>
          <table:table-cell table:style-name="ce3" office:value-type="float" office:value="0.0000986" calcext:value-type="float">
            <text:p>9.86E-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PPIL2</text:p>
          </table:table-cell>
          <table:table-cell office:value-type="float" office:value="0.00013" calcext:value-type="float">
            <text:p>0.00013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PINK1-AS</text:p>
          </table:table-cell>
          <table:table-cell office:value-type="float" office:value="0.00114" calcext:value-type="float">
            <text:p>0.00114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MIR5581</text:p>
          </table:table-cell>
          <table:table-cell office:value-type="float" office:value="0.00116" calcext:value-type="float">
            <text:p>0.00116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PROK2</text:p>
          </table:table-cell>
          <table:table-cell office:value-type="float" office:value="0.00047" calcext:value-type="float">
            <text:p>0.00047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RNASEK</text:p>
          </table:table-cell>
          <table:table-cell office:value-type="float" office:value="0.00046" calcext:value-type="float">
            <text:p>0.00046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RNASEK-C17orf49</text:p>
          </table:table-cell>
          <table:table-cell office:value-type="float" office:value="0.00056" calcext:value-type="float">
            <text:p>0.00056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SNIP1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TFAMP1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TFAP2B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UBE2L3</text:p>
          </table:table-cell>
          <table:table-cell office:value-type="float" office:value="0.00087" calcext:value-type="float">
            <text:p>0.00087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YPEL1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WIZ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ZNF121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Visual Memory</text:p>
          </table:table-cell>
        </table:table-row>
        <table:table-row table:style-name="ro1">
          <table:table-cell office:value-type="string" calcext:value-type="string">
            <text:p>APIP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BAG4</text:p>
          </table:table-cell>
          <table:table-cell office:value-type="float" office:value="0.00068" calcext:value-type="float">
            <text:p>0.0006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CATSPER2</text:p>
          </table:table-cell>
          <table:table-cell office:value-type="float" office:value="0.00052" calcext:value-type="float">
            <text:p>0.00052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CHN1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CKMT1B</text:p>
          </table:table-cell>
          <table:table-cell office:value-type="float" office:value="0.00048" calcext:value-type="float">
            <text:p>0.0004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CLTA</text:p>
          </table:table-cell>
          <table:table-cell office:value-type="float" office:value="0.00082" calcext:value-type="float">
            <text:p>0.00082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CYP2A13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CYP2F1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DDHD2</text:p>
          </table:table-cell>
          <table:table-cell office:value-type="float" office:value="0.00031" calcext:value-type="float">
            <text:p>0.00031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FGFR1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FKBP9</text:p>
          </table:table-cell>
          <table:table-cell office:value-type="float" office:value="0.00015" calcext:value-type="float">
            <text:p>0.00015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HIC1</text:p>
          </table:table-cell>
          <table:table-cell office:value-type="float" office:value="0.00065" calcext:value-type="float">
            <text:p>0.00065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KLRG2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LETM2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MEPCE</text:p>
          </table:table-cell>
          <table:table-cell office:value-type="float" office:value="0.00057" calcext:value-type="float">
            <text:p>0.00057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MIR132</text:p>
          </table:table-cell>
          <table:table-cell office:value-type="float" office:value="0.00074" calcext:value-type="float">
            <text:p>0.00074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MIR1343</text:p>
          </table:table-cell>
          <table:table-cell office:value-type="float" office:value="0.00067" calcext:value-type="float">
            <text:p>0.00067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MIR212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MIR6840</text:p>
          </table:table-cell>
          <table:table-cell office:value-type="float" office:value="0.00057" calcext:value-type="float">
            <text:p>0.00057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OR5A1</text:p>
          </table:table-cell>
          <table:table-cell office:value-type="float" office:value="0.00083" calcext:value-type="float">
            <text:p>0.00083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OR5A2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OR5AN1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PILRB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PMS2P1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PPAPDC1B</text:p>
          </table:table-cell>
          <table:table-cell office:value-type="float" office:value="0.00029" calcext:value-type="float">
            <text:p>0.00029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PPP1R35</text:p>
          </table:table-cell>
          <table:table-cell office:value-type="float" office:value="0.00081" calcext:value-type="float">
            <text:p>0.00081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PVRIG2P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RP9P</text:p>
          </table:table-cell>
          <table:table-cell office:value-type="float" office:value="0.00028" calcext:value-type="float">
            <text:p>0.0002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RNU6-83P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ERF2</text:p>
          </table:table-cell>
          <table:table-cell office:value-type="float" office:value="0.00078" calcext:value-type="float">
            <text:p>0.0007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LC4A4</text:p>
          </table:table-cell>
          <table:table-cell office:value-type="float" office:value="0.00063" calcext:value-type="float">
            <text:p>0.00063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MG6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PDY E3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RSF10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TAG3L5P</text:p>
          </table:table-cell>
          <table:table-cell office:value-type="float" office:value="0.00043" calcext:value-type="float">
            <text:p>0.00043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TAG3L5P-PVRIG2P-PILR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STRC</text:p>
          </table:table-cell>
          <table:table-cell office:value-type="float" office:value="0.00072" calcext:value-type="float">
            <text:p>0.00072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TBX21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Reasoning/ProblemSolving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00041" calcext:value-type="float">
            <text:p>0.0004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ABCA11P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ALOX12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C16orf86</text:p>
          </table:table-cell>
          <table:table-cell office:value-type="float" office:value="0.00041" calcext:value-type="float">
            <text:p>0.0004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C17orf49</text:p>
          </table:table-cell>
          <table:table-cell office:value-type="float" office:value="0.00078" calcext:value-type="float">
            <text:p>0.0007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BLVRA</text:p>
          </table:table-cell>
          <table:table-cell office:value-type="float" office:value="0.00105" calcext:value-type="float">
            <text:p>0.00105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BRINP2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ATP6V1B1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ENKD1</text:p>
          </table:table-cell>
          <table:table-cell office:value-type="float" office:value="0.00041" calcext:value-type="float">
            <text:p>0.0004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CCDC116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DCLK3</text:p>
          </table:table-cell>
          <table:table-cell office:value-type="float" office:value="0.00034" calcext:value-type="float">
            <text:p>0.0003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GFOD2</text:p>
          </table:table-cell>
          <table:table-cell office:value-type="float" office:value="0.00083" calcext:value-type="float">
            <text:p>0.00083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EIF4E3</text:p>
          </table:table-cell>
          <table:table-cell office:value-type="float" office:value="0.00093" calcext:value-type="float">
            <text:p>0.00093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C9orf92</text:p>
          </table:table-cell>
          <table:table-cell table:style-name="ce3" office:value-type="float" office:value="0.0000859" calcext:value-type="float">
            <text:p>8.59E-05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FARP2</text:p>
          </table:table-cell>
          <table:table-cell office:value-type="float" office:value="0.00053" calcext:value-type="float">
            <text:p>0.00053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GSTM2P1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LOC100289361</text:p>
          </table:table-cell>
          <table:table-cell office:value-type="float" office:value="0.00068" calcext:value-type="float">
            <text:p>0.0006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LINC00458</text:p>
          </table:table-cell>
          <table:table-cell office:value-type="float" office:value="0.00068" calcext:value-type="float">
            <text:p>0.0006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LOC100506713</text:p>
          </table:table-cell>
          <table:table-cell office:value-type="float" office:value="0.00039" calcext:value-type="float">
            <text:p>0.00039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LOC101927750</text:p>
          </table:table-cell>
          <table:table-cell office:value-type="float" office:value="0.00068" calcext:value-type="float">
            <text:p>0.0006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MIR130B</text:p>
          </table:table-cell>
          <table:table-cell office:value-type="float" office:value="0.00067" calcext:value-type="float">
            <text:p>0.00067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MIR195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MIR497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MIR497HG</text:p>
          </table:table-cell>
          <table:table-cell office:value-type="float" office:value="0.00094" calcext:value-type="float">
            <text:p>0.0009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PPM1B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PAQR9</text:p>
          </table:table-cell>
          <table:table-cell office:value-type="float" office:value="0.00074" calcext:value-type="float">
            <text:p>0.0007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PARD6A</text:p>
          </table:table-cell>
          <table:table-cell office:value-type="float" office:value="0.00041" calcext:value-type="float">
            <text:p>0.0004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PPIL2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MIR301B</text:p>
          </table:table-cell>
          <table:table-cell office:value-type="float" office:value="0.00067" calcext:value-type="float">
            <text:p>0.00067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RLTPR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RNASE10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RNASEK</text:p>
          </table:table-cell>
          <table:table-cell office:value-type="float" office:value="0.00066" calcext:value-type="float">
            <text:p>0.00066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RNASEK-C17orf49</text:p>
          </table:table-cell>
          <table:table-cell office:value-type="float" office:value="0.00074" calcext:value-type="float">
            <text:p>0.0007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SDF2L1</text:p>
          </table:table-cell>
          <table:table-cell office:value-type="float" office:value="0.00038" calcext:value-type="float">
            <text:p>0.0003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STK25</text:p>
          </table:table-cell>
          <table:table-cell office:value-type="float" office:value="0.00089" calcext:value-type="float">
            <text:p>0.00089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TMEM225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UBE2L3</text:p>
          </table:table-cell>
          <table:table-cell office:value-type="float" office:value="0.00099" calcext:value-type="float">
            <text:p>0.00099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YPEL1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YDJC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CMINDS CompositeScore</text:p>
          </table:table-cell>
        </table:table-row>
        <table:table-row table:style-name="ro1">
          <table:table-cell office:value-type="string" calcext:value-type="string">
            <text:p>VAX2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CMINDS CompositeS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" svg:font-family="'DejaVu Sans'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9:43:32.705703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9:07:18.813644172</meta:creation-date>
    <meta:generator>LibreOffice/6.3.3.2$MacOSX_X86_64 LibreOffice_project/a64200df03143b798afd1ec74a12ab50359878ed</meta:generator>
    <dc:date>2020-03-05T21:15:23.682700210</dc:date>
    <meta:editing-duration>PT5M5S</meta:editing-duration>
    <meta:editing-cycles>1</meta:editing-cycles>
    <meta:document-statistic meta:table-count="1" meta:cell-count="843" meta:object-count="0"/>
  </office:meta>
</office:document-meta>
</file>